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4787b" officeooo:paragraph-rsid="0004787b"/>
    </style:style>
    <style:style style:name="P2" style:family="paragraph" style:parent-style-name="Standard">
      <style:paragraph-properties fo:text-align="start" style:justify-single-word="false"/>
      <style:text-properties officeooo:rsid="0004787b" officeooo:paragraph-rsid="0004787b"/>
    </style:style>
    <style:style style:name="P3" style:family="paragraph" style:parent-style-name="Standard">
      <style:paragraph-properties fo:text-align="center" style:justify-single-word="false"/>
      <style:text-properties fo:font-size="24pt" officeooo:rsid="0004787b" officeooo:paragraph-rsid="0004787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4787b" officeooo:paragraph-rsid="0004787b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5pt" officeooo:rsid="0004787b" officeooo:paragraph-rsid="0004787b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787b" officeooo:paragraph-rsid="0004787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4787b" officeooo:paragraph-rsid="0004787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787b" officeooo:paragraph-rsid="0007023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0237" officeooo:paragraph-rsid="0007023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96cf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70237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Status Report</text:p>
      <text:p text:style-name="P4">EECS 349</text:p>
      <text:p text:style-name="P5">Tim Herrmann, Mikhail Todes, Nathan Corwin</text:p>
      <text:p text:style-name="P5">trh701</text:p>
      <text:p text:style-name="P5">mbt810</text:p>
      <text:p text:style-name="P5">nca318</text:p>
      <text:p text:style-name="P5"/>
      <text:p text:style-name="P6"><text:span text:style-name="T1">Task: </text:span>Predict a Major League Baseball player's batting average. <text:s/>The inputs are previous season statistics and the output is a numeric value predicting the next season's batting average. <text:s/>This task is important as Baseball is a multi-billion dollar industry in the US and Canada. <text:s/>Being able to predict player performance is a useful tool for general managers when making decisions on player contracts.</text:p>
      <text:p text:style-name="P6"/>
      <text:p text:style-name="P7">Data Set and Attributes:<text:span text:style-name="T2"> <text:s/>We are using the following 9 statistical attributes for our model. <text:s/>All statistics are numerical and are for the year prior to the one we are predicting:</text:span></text:p>
      <text:list xml:id="list8978953918961935490" text:style-name="L1">
        <text:list-item>
          <text:p text:style-name="P1"><text:span text:style-name="T4">Year</text:span></text:p>
        </text:list-item>
        <text:list-item>
          <text:p text:style-name="P1"><text:span text:style-name="T4">Games Played (G)</text:span></text:p>
        </text:list-item>
        <text:list-item>
          <text:p text:style-name="P1"><text:span text:style-name="T4">At-Bats (AB)</text:span></text:p>
        </text:list-item>
        <text:list-item>
          <text:p text:style-name="P1"><text:span text:style-name="T4">Runs Batted In (RBI)</text:span></text:p>
        </text:list-item>
        <text:list-item>
          <text:p text:style-name="P1"><text:span text:style-name="T4">Walks (BB)</text:span></text:p>
        </text:list-item>
        <text:list-item>
          <text:p text:style-name="P1"><text:span text:style-name="T4">Strike-outs (SO)</text:span></text:p>
        </text:list-item>
        <text:list-item>
          <text:p text:style-name="P1"><text:span text:style-name="T4">Salary</text:span></text:p>
        </text:list-item>
        <text:list-item>
          <text:p text:style-name="P1"><text:span text:style-name="T4">Age</text:span></text:p>
        </text:list-item>
        <text:list-item>
          <text:p text:style-name="P1"><text:span text:style-name="T4">Batting Average</text:span></text:p>
        </text:list-item>
      </text:list>
      <text:p text:style-name="P2"/>
      <text:p text:style-name="P2"><text:span text:style-name="T4">We have gathered ~14,000 data points where we have the aforementioned statistics as well as a known batting average for the following year. <text:s/>Our current method has been to use 60% of the data for training, 30% for validation, and are holding out 10% for final testing. </text:span></text:p>
      <text:p text:style-name="P2"/>
      <text:p text:style-name="P8"><text:span text:style-name="T6">Preliminary Results: </text:span><text:span text:style-name="T4"><text:s/>As of this point, we have begun our initial trials with model generation. <text:s/>We are using WEKA as our machine learning software package. <text:s/></text:span><text:span text:style-name="T5">To evaluate our model accuracy, we first needed to establish a baseline. <text:s/>To do this, we calculated the average absolute error based on a simple prediction that the batter would have the same batting average as the previous year. <text:s/>This returned an average absolute error of .052 for the training set. </text:span></text:p>
      <text:p text:style-name="P8"/>
      <text:p text:style-name="P9"><text:span text:style-name="T5">T</text:span><text:span text:style-name="T4">he first model we built was a simple Linear Regression Model. <text:s/>We were able to achieve an average absolute error of .0426, showing an improvement of ~18.1% over the baseline. <text:s/>Next, we built a model using the M5P algorithm. <text:s/>This model combines decision trees and linear regression to create a more complex model with different linear regressions at each leaf node. <text:s/>With this model, we have been able to achieve an average absolute error of .0408, a 21.6% improvement over our baseline.</text:span></text:p>
      <text:p text:style-name="P8"/>
      <text:p text:style-name="P9">Future Plans:<text:span text:style-name="T2"> <text:s/></text:span><text:span text:style-name="T3">The next model we plan to try is a multilayer perceptron model. <text:s/>After that, the remainder of the quarter will be spent refining and improving our existing models. <text:s/>We will do this by tuning the various parameters applicable to each model. <text:s/>We will also introduce our validation set and perform operations such as cross-validation and decision tree pruning</text:span><text:span text:style-name="T2">. <text:s/></text:span><text:span text:style-name="T3">After implementing and testing these refined algorithms we will compare all the results on our held-out data and select the algorithm </text:span><text:soft-page-break/><text:span text:style-name="T3">that has predictions with the smallest absolute average error. Finally, we will compile all the results and present them on a website along with our final algorith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3:28:33.061770409</meta:creation-date>
    <dc:date>2016-05-16T14:27:37.354638208</dc:date>
    <meta:editing-duration>PT12M2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1" meta:word-count="448" meta:character-count="2671" meta:non-whitespace-character-count="2230"/>
  </office:meta>
</office:document-meta>
</file>